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Aptos" svg:font-family="Apto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ptos1" svg:font-family="Apto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style:font-name="Arial" fo:font-size="13pt" style:font-size-asian="13pt" style:font-size-complex="13pt"/>
    </style:style>
    <style:style style:name="P3" style:family="paragraph" style:parent-style-name="Text_20_body" style:list-style-name="L1">
      <style:text-properties style:font-name="Arial" fo:font-size="13pt" style:font-size-asian="13pt" style:font-size-complex="13pt"/>
    </style:style>
    <style:style style:name="P4" style:family="paragraph" style:parent-style-name="Text_20_body">
      <style:text-properties style:font-name="Arial" fo:font-size="13pt" officeooo:paragraph-rsid="001aedaa" style:font-size-asian="13pt" style:font-size-complex="13pt"/>
    </style:style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P6" style:family="paragraph" style:parent-style-name="Text_20_body" style:list-style-name="L1">
      <style:paragraph-properties fo:margin-top="0cm" fo:margin-bottom="0cm" loext:contextual-spacing="false"/>
      <style:text-properties style:font-name="Arial" fo:font-size="13pt" style:font-size-asian="13pt" style:font-size-complex="13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font-name="Arial" fo:font-size="13pt" style:font-size-asian="13pt" style:font-size-complex="13pt"/>
    </style:style>
    <style:style style:name="P9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  <style:text-properties style:font-name="Arial" fo:font-size="13pt" style:font-size-asian="13pt" style:font-size-complex="13pt"/>
    </style:style>
    <style:style style:name="P10" style:family="paragraph" style:parent-style-name="Heading_20_3">
      <style:text-properties officeooo:paragraph-rsid="001aedaa"/>
    </style:style>
    <style:style style:name="P11" style:family="paragraph" style:parent-style-name="Horizontal_20_Line">
      <style:text-properties style:font-name="Arial" fo:font-size="13pt" style:font-size-asian="13pt" style:font-size-complex="13pt"/>
    </style:style>
    <style:style style:name="T1" style:family="text">
      <style:text-properties fo:font-size="20pt" fo:language="es" fo:country="ES" style:font-size-asian="20pt" style:font-size-complex="20pt"/>
    </style:style>
    <style:style style:name="T2" style:family="text">
      <style:text-properties fo:language="es" fo:country="ES"/>
    </style:style>
    <style:style style:name="T3" style:family="text">
      <style:text-properties style:font-name="Arial"/>
    </style:style>
    <style:style style:name="T4" style:family="text">
      <style:text-properties style:font-name="Arial" fo:font-size="20pt" fo:language="es" fo:country="ES" style:font-size-asian="20pt" style:font-size-complex="20pt"/>
    </style:style>
    <style:style style:name="T5" style:family="text">
      <style:text-properties style:font-name="Arial" fo:language="es" fo:country="ES"/>
    </style:style>
    <style:style style:name="T6" style:family="text">
      <style:text-properties style:font-name="Arial" fo:font-size="13pt" fo:language="es" fo:country="ES" style:font-size-asian="13pt" style:font-size-complex="13pt"/>
    </style:style>
    <style:style style:name="T7" style:family="text">
      <style:text-properties style:font-name="Arial" fo:font-size="13pt" style:font-size-asian="13pt" style:font-size-complex="13pt"/>
    </style:style>
    <style:style style:name="T8" style:family="text">
      <style:text-properties style:font-name="Arial" fo:font-size="12pt" fo:language="es" fo:country="ES" style:font-size-asian="12pt" style:font-size-complex="12pt"/>
    </style:style>
    <style:style style:name="T9" style:family="text">
      <style:text-properties style:font-name="Arial" fo:font-size="12pt" style:font-size-asian="12pt" style:font-size-complex="12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3pt" fo:language="es" fo:country="ES" style:font-size-asian="13pt" style:font-size-complex="13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Strong_20_Emphasis"><text:span text:style-name="T6">100 PROYECTOS EN PYTHON</text:span></text:span></text:p>
      <text:p text:style-name="P9"><text:span text:style-name="T2">(PRINCIPIANTE / INTERMEDIO / EXPERTO)</text:span></text:p>
      <text:p text:style-name="Standard"><text:span text:style-name="Strong_20_Emphasis"><text:span text:style-name="T7"/></text:span></text:p>
      <text:h text:style-name="Heading_20_3" text:outline-level="3"><text:span text:style-name="Strong_20_Emphasis"><text:span text:style-name="T7"/></text:span></text:h>
      <text:h text:style-name="Heading_20_3" text:outline-level="3"><text:span text:style-name="Strong_20_Emphasis"><text:span text:style-name="T7"/></text:span></text:h>
      <text:h text:style-name="Heading_20_3" text:outline-level="3"><text:span text:style-name="Strong_20_Emphasis"><text:span text:style-name="T7">Nivel Principiante (30 Proyectos)</text:span></text:span></text:h>
      <text:list xml:id="list4248349612" text:style-name="L1">
        <text:list-item>
          <text:p text:style-name="P1"><text:span text:style-name="Strong_20_Emphasis"><text:span text:style-name="T7">Escáner de puertos simple</text:span></text:span></text:p>
          <text:list>
            <text:list-item>
              <text:p text:style-name="P6">Descripción: Crear un script que escanee puertos comunes en un objetivo para determinar si están abiertos.</text:p>
            </text:list-item>
            <text:list-item>
              <text:p text:style-name="P6">Funciones: Escaneo de puertos TCP y UDP.</text:p>
            </text:list-item>
          </text:list>
        </text:list-item>
        <text:list-item>
          <text:p text:style-name="P1"><text:span text:style-name="Strong_20_Emphasis"><text:span text:style-name="T7">Generador de contraseñas aleatorias</text:span></text:span></text:p>
          <text:list>
            <text:list-item>
              <text:p text:style-name="P6">Descripción: Generar contraseñas seguras de una longitud definida.</text:p>
            </text:list-item>
            <text:list-item>
              <text:p text:style-name="P6">Funciones: Incluir caracteres especiales, mayúsculas y minúsculas.</text:p>
            </text:list-item>
          </text:list>
        </text:list-item>
        <text:list-item>
          <text:p text:style-name="P1"><text:span text:style-name="Strong_20_Emphasis"><text:span text:style-name="T7">Monitor de puertos abiertos</text:span></text:span></text:p>
          <text:list>
            <text:list-item>
              <text:p text:style-name="P6">Descripción: Crear un script para monitorear si un puerto específico está abierto en un servidor.</text:p>
            </text:list-item>
            <text:list-item>
              <text:p text:style-name="P6">Funciones: Alerta cuando un puerto cambia su estado.</text:p>
            </text:list-item>
          </text:list>
        </text:list-item>
        <text:list-item>
          <text:p text:style-name="P1"><text:span text:style-name="Strong_20_Emphasis"><text:span text:style-name="T7">Descargador de archivos desde URLs</text:span></text:span></text:p>
          <text:list>
            <text:list-item>
              <text:p text:style-name="P6">Descripción: Descargar archivos desde una URL dada, con manejo de errores.</text:p>
            </text:list-item>
            <text:list-item>
              <text:p text:style-name="P6">Funciones: Descarga de imágenes, documentos, y archivos comprimidos.</text:p>
            </text:list-item>
          </text:list>
        </text:list-item>
        <text:list-item>
          <text:p text:style-name="P1"><text:span text:style-name="Strong_20_Emphasis"><text:span text:style-name="T7">Detector de direcciones IP</text:span></text:span></text:p>
          <text:list>
            <text:list-item>
              <text:p text:style-name="P6">Descripción: Crear una herramienta que detecte si una IP está dentro de un rango específico.</text:p>
            </text:list-item>
            <text:list-item>
              <text:p text:style-name="P6">Funciones: Validación de IP y determinación de si está en el rango.</text:p>
            </text:list-item>
          </text:list>
        </text:list-item>
        <text:list-item>
          <text:p text:style-name="P1"><text:span text:style-name="Strong_20_Emphasis"><text:span text:style-name="T7">Encriptador y desencriptador de archivos</text:span></text:span></text:p>
          <text:list>
            <text:list-item>
              <text:p text:style-name="P6">Descripción: Crear un sistema simple para encriptar y desencriptar archivos usando una clave secreta.</text:p>
            </text:list-item>
            <text:list-item>
              <text:p text:style-name="P6">Funciones: Encriptación y desencriptación con AES o DES.</text:p>
            </text:list-item>
          </text:list>
        </text:list-item>
        <text:list-item>
          <text:p text:style-name="P1"><text:span text:style-name="Strong_20_Emphasis"><text:span text:style-name="T7">Escáner de vulnerabilidades simples</text:span></text:span></text:p>
          <text:list>
            <text:list-item>
              <text:p text:style-name="P6">Descripción: Crear un escáner básico para detectar vulnerabilidades comunes como CVE en sistemas.</text:p>
            </text:list-item>
            <text:list-item>
              <text:p text:style-name="P6">Funciones: Verificación de cabeceras HTTP y encabezados comunes.</text:p>
            </text:list-item>
          </text:list>
        </text:list-item>
        <text:list-item>
          <text:p text:style-name="P1"><text:span text:style-name="Strong_20_Emphasis"><text:span text:style-name="T7">Generador de hashes</text:span></text:span></text:p>
          <text:list>
            <text:list-item>
              <text:p text:style-name="P6">Descripción: Crear un generador de hashes para contraseñas utilizando algoritmos como SHA256 y MD5.</text:p>
            </text:list-item>
            <text:list-item>
              <text:p text:style-name="P6">Funciones: Calcular y mostrar el hash de un texto.</text:p>
            </text:list-item>
          </text:list>
        </text:list-item>
        <text:list-item>
          <text:p text:style-name="P1"><text:soft-page-break/><text:span text:style-name="Strong_20_Emphasis"><text:span text:style-name="T7">Análisis de seguridad de contraseñas</text:span></text:span></text:p>
          <text:list>
            <text:list-item>
              <text:p text:style-name="P6">Descripción: Crear una herramienta que verifique la fuerza de una contraseña.</text:p>
            </text:list-item>
            <text:list-item>
              <text:p text:style-name="P6">Funciones: Evaluar la complejidad de las contraseñas basándose en reglas comunes.</text:p>
            </text:list-item>
          </text:list>
        </text:list-item>
        <text:list-item>
          <text:p text:style-name="P1"><text:span text:style-name="Strong_20_Emphasis"><text:span text:style-name="T7">Monitor de logs de acceso</text:span></text:span></text:p>
          <text:list>
            <text:list-item>
              <text:p text:style-name="P6">Descripción: Analizar logs de acceso en busca de patrones inusuales.</text:p>
            </text:list-item>
            <text:list-item>
              <text:p text:style-name="P6">Funciones: Alerta cuando se detecta un número inusualmente alto de intentos fallidos.</text:p>
            </text:list-item>
          </text:list>
        </text:list-item>
        <text:list-item>
          <text:p text:style-name="P1"><text:span text:style-name="Strong_20_Emphasis"><text:span text:style-name="T7">Comprobador de URLs seguras</text:span></text:span></text:p>
          <text:list>
            <text:list-item>
              <text:p text:style-name="P6">Descripción: Verificar si una URL está usando HTTPS.</text:p>
            </text:list-item>
            <text:list-item>
              <text:p text:style-name="P6">Funciones: Hacer solicitudes HTTP y verificar los encabezados.</text:p>
            </text:list-item>
          </text:list>
        </text:list-item>
        <text:list-item>
          <text:p text:style-name="P1"><text:span text:style-name="Strong_20_Emphasis"><text:span text:style-name="T7">Calculadora de cifrado Base64</text:span></text:span></text:p>
          <text:list>
            <text:list-item>
              <text:p text:style-name="P6">Descripción: Crear un script para codificar y decodificar texto en Base64.</text:p>
            </text:list-item>
            <text:list-item>
              <text:p text:style-name="P6">Funciones: Codificación y decodificación de texto.</text:p>
            </text:list-item>
          </text:list>
        </text:list-item>
        <text:list-item>
          <text:p text:style-name="P1"><text:span text:style-name="Strong_20_Emphasis"><text:span text:style-name="T7">Buscador de direcciones IP en una red</text:span></text:span></text:p>
          <text:list>
            <text:list-item>
              <text:p text:style-name="P6">Descripción: Encontrar todas las direcciones IP activas dentro de una red local.</text:p>
            </text:list-item>
            <text:list-item>
              <text:p text:style-name="P6">Funciones: Realizar un escaneo de red para detectar dispositivos.</text:p>
            </text:list-item>
          </text:list>
        </text:list-item>
        <text:list-item>
          <text:p text:style-name="P1"><text:span text:style-name="Strong_20_Emphasis"><text:span text:style-name="T7">Gestor de contraseñas básico</text:span></text:span></text:p>
          <text:list>
            <text:list-item>
              <text:p text:style-name="P6">Descripción: Crear un script para guardar y recuperar contraseñas de manera segura.</text:p>
            </text:list-item>
            <text:list-item>
              <text:p text:style-name="P6">Funciones: Encriptación local de contraseñas.</text:p>
            </text:list-item>
          </text:list>
        </text:list-item>
        <text:list-item>
          <text:p text:style-name="P1"><text:span text:style-name="Strong_20_Emphasis"><text:span text:style-name="T7">Enviador de correos con Python</text:span></text:span></text:p>
          <text:list>
            <text:list-item>
              <text:p text:style-name="P6">Descripción: Crear un script que envíe correos electrónicos de forma automática.</text:p>
            </text:list-item>
            <text:list-item>
              <text:p text:style-name="P6">Funciones: Enviar emails utilizando SMTP y autenticación.</text:p>
            </text:list-item>
          </text:list>
        </text:list-item>
        <text:list-item>
          <text:p text:style-name="P1"><text:span text:style-name="Strong_20_Emphasis"><text:span text:style-name="T7">Detector de proxies</text:span></text:span></text:p>
          <text:list>
            <text:list-item>
              <text:p text:style-name="P6">Descripción: Detectar si un sitio web está detrás de un servidor proxy.</text:p>
            </text:list-item>
            <text:list-item>
              <text:p text:style-name="P6">Funciones: Verificación de cabeceras HTTP.</text:p>
            </text:list-item>
          </text:list>
        </text:list-item>
        <text:list-item>
          <text:p text:style-name="P1"><text:span text:style-name="Strong_20_Emphasis"><text:span text:style-name="T7">Herramienta de análisis de red básica</text:span></text:span></text:p>
          <text:list>
            <text:list-item>
              <text:p text:style-name="P6">Descripción: Escanear una red en busca de hosts activos.</text:p>
            </text:list-item>
            <text:list-item>
              <text:p text:style-name="P6">Funciones: Ping y detección de dispositivos en la red.</text:p>
            </text:list-item>
          </text:list>
        </text:list-item>
        <text:list-item>
          <text:p text:style-name="P1"><text:span text:style-name="Strong_20_Emphasis"><text:span text:style-name="T7">Generador de claves públicas/privadas</text:span></text:span></text:p>
          <text:list>
            <text:list-item>
              <text:p text:style-name="P6">Descripción: Crear pares de claves públicas y privadas para cifrado asimétrico.</text:p>
            </text:list-item>
            <text:list-item>
              <text:p text:style-name="P6">Funciones: Generación de claves RSA.</text:p>
            </text:list-item>
          </text:list>
        </text:list-item>
        <text:list-item>
          <text:p text:style-name="P1"><text:soft-page-break/><text:span text:style-name="Strong_20_Emphasis"><text:span text:style-name="T7">Alerta de cambios en archivos</text:span></text:span></text:p>
          <text:list>
            <text:list-item>
              <text:p text:style-name="P6">Descripción: Monitorear un archivo y alertar cuando sea modificado.</text:p>
            </text:list-item>
            <text:list-item>
              <text:p text:style-name="P5"><text:span text:style-name="T7">Funciones: Uso de </text:span><text:span text:style-name="Source_20_Text"><text:span text:style-name="T7">os</text:span></text:span><text:span text:style-name="T7"> y </text:span><text:span text:style-name="Source_20_Text"><text:span text:style-name="T7">watchdog</text:span></text:span><text:span text:style-name="T7"> para monitorear archivos.</text:span></text:p>
            </text:list-item>
          </text:list>
        </text:list-item>
        <text:list-item>
          <text:p text:style-name="P1"><text:span text:style-name="Strong_20_Emphasis"><text:span text:style-name="T7">Comprobador de certificados SSL</text:span></text:span></text:p>
          <text:list>
            <text:list-item>
              <text:p text:style-name="P6">Descripción: Verificar la validez de los certificados SSL de un dominio.</text:p>
            </text:list-item>
            <text:list-item>
              <text:p text:style-name="P6">Funciones: Conexión SSL y comprobación de fechas de validez.</text:p>
            </text:list-item>
          </text:list>
        </text:list-item>
        <text:list-item>
          <text:p text:style-name="P1"><text:span text:style-name="Strong_20_Emphasis"><text:span text:style-name="T7">Análisis de tráfico de red básico</text:span></text:span></text:p>
          <text:list>
            <text:list-item>
              <text:p text:style-name="P6">Descripción: Analizar paquetes de red en busca de patrones de tráfico sospechosos.</text:p>
            </text:list-item>
            <text:list-item>
              <text:p text:style-name="P5"><text:span text:style-name="T7">Funciones: Usar </text:span><text:span text:style-name="Source_20_Text"><text:span text:style-name="T7">scapy</text:span></text:span><text:span text:style-name="T7"> para capturar y analizar paquetes.</text:span></text:p>
            </text:list-item>
          </text:list>
        </text:list-item>
        <text:list-item>
          <text:p text:style-name="P1"><text:span text:style-name="Strong_20_Emphasis"><text:span text:style-name="T7">Generador de diccionario para ataque de diccionario</text:span></text:span></text:p>
          <text:list>
            <text:list-item>
              <text:p text:style-name="P6">Descripción: Crear un generador de diccionarios para pruebas de penetración.</text:p>
            </text:list-item>
            <text:list-item>
              <text:p text:style-name="P6">Funciones: Combinar palabras para crear un diccionario.</text:p>
            </text:list-item>
          </text:list>
        </text:list-item>
        <text:list-item>
          <text:p text:style-name="P1"><text:span text:style-name="Strong_20_Emphasis"><text:span text:style-name="T7">Buscador de servicios en red</text:span></text:span></text:p>
          <text:list>
            <text:list-item>
              <text:p text:style-name="P6">Descripción: Escanear una red para encontrar servicios activos.</text:p>
            </text:list-item>
            <text:list-item>
              <text:p text:style-name="P6">Funciones: Realizar un escaneo de puertos.</text:p>
            </text:list-item>
          </text:list>
        </text:list-item>
        <text:list-item>
          <text:p text:style-name="P1"><text:span text:style-name="Strong_20_Emphasis"><text:span text:style-name="T7">Verificador de vulnerabilidad XSS en sitios web</text:span></text:span></text:p>
          <text:list>
            <text:list-item>
              <text:p text:style-name="P6">Descripción: Crear un script que pruebe si un sitio es vulnerable a ataques XSS.</text:p>
            </text:list-item>
            <text:list-item>
              <text:p text:style-name="P6">Funciones: Inyección de scripts simples en campos de entrada.</text:p>
            </text:list-item>
          </text:list>
        </text:list-item>
        <text:list-item>
          <text:p text:style-name="P1"><text:span text:style-name="Strong_20_Emphasis"><text:span text:style-name="T7">Obfuscador de código Python</text:span></text:span></text:p>
          <text:list>
            <text:list-item>
              <text:p text:style-name="P6">Descripción: Crear un script que obfusque código Python para hacerlo menos legible.</text:p>
            </text:list-item>
            <text:list-item>
              <text:p text:style-name="P6">Funciones: Ofuscar funciones y clases.</text:p>
            </text:list-item>
          </text:list>
        </text:list-item>
        <text:list-item>
          <text:p text:style-name="P1"><text:span text:style-name="Strong_20_Emphasis"><text:span text:style-name="T7">Lector de archivos .pcap</text:span></text:span></text:p>
          <text:list>
            <text:list-item>
              <text:p text:style-name="P5"><text:span text:style-name="T7">Descripción: Crear una herramienta que lea y analice archivos </text:span><text:span text:style-name="Source_20_Text"><text:span text:style-name="T7">.pcap</text:span></text:span><text:span text:style-name="T7"> de tráfico de red.</text:span></text:p>
            </text:list-item>
            <text:list-item>
              <text:p text:style-name="P6">Funciones: Decodificación y análisis básico de paquetes.</text:p>
            </text:list-item>
          </text:list>
        </text:list-item>
        <text:list-item>
          <text:p text:style-name="P1"><text:span text:style-name="Strong_20_Emphasis"><text:span text:style-name="T7">Calculadora de fuerza de contraseña</text:span></text:span></text:p>
          <text:list>
            <text:list-item>
              <text:p text:style-name="P6">Descripción: Crear un script que calcule la fuerza de una contraseña.</text:p>
            </text:list-item>
            <text:list-item>
              <text:p text:style-name="P6">Funciones: Evaluar longitud, complejidad y caracteres.</text:p>
            </text:list-item>
          </text:list>
        </text:list-item>
        <text:list-item>
          <text:p text:style-name="P1"><text:span text:style-name="Strong_20_Emphasis"><text:span text:style-name="T7">Alarma de intentos fallidos de inicio de sesión</text:span></text:span></text:p>
          <text:list>
            <text:list-item>
              <text:p text:style-name="P6">Descripción: Crear un sistema que monitoree intentos fallidos de inicio de sesión.</text:p>
            </text:list-item>
            <text:list-item>
              <text:p text:style-name="P6">Funciones: Monitorear logs y generar alertas.</text:p>
            </text:list-item>
          </text:list>
        </text:list-item>
        <text:list-item>
          <text:p text:style-name="P1"><text:span text:style-name="Strong_20_Emphasis"><text:span text:style-name="T7">Escáner de vulnerabilidades CVE</text:span></text:span></text:p>
          <text:list>
            <text:list-item>
              <text:p text:style-name="P6"><text:soft-page-break/>Descripción: Usar una API para verificar si un sistema está afectado por vulnerabilidades CVE.</text:p>
            </text:list-item>
            <text:list-item>
              <text:p text:style-name="P6">Funciones: Consultar una base de datos de CVE.</text:p>
            </text:list-item>
          </text:list>
        </text:list-item>
        <text:list-item>
          <text:p text:style-name="P1"><text:span text:style-name="Strong_20_Emphasis"><text:span text:style-name="T7">Verificador de archivos corruptos</text:span></text:span></text:p>
          <text:list>
            <text:list-item>
              <text:p text:style-name="P6">Descripción: Crear un script que verifique si un archivo está corrupto comparando su hash.</text:p>
            </text:list-item>
            <text:list-item>
              <text:p text:style-name="P3">Funciones: Comparación de hashes y verificación de integridad.</text:p>
            </text:list-item>
          </text:list>
        </text:list-item>
      </text:list>
      <text:p text:style-name="P8"/>
      <text:h text:style-name="P10" text:outline-level="3"><text:span text:style-name="Source_20_Text"><text:span text:style-name="Strong_20_Emphasis"><text:span text:style-name="T7">31. Escáner de Vulnerabilidades para SSH</text:span></text:span></text:span></text:h>
      <text:p text:style-name="Text_20_body"><text:span text:style-name="Strong_20_Emphasis"><text:span text:style-name="T7">Descripción:</text:span></text:span><text:span text:style-name="T7"> Esta herramienta realiza un escaneo para identificar configuraciones inseguras en el servicio SSH, como la autenticación sin clave, la falta de cifrado adecuado o contraseñas débiles.</text:span></text:p>
      <text:p text:style-name="P11"/>
      <text:h text:style-name="Heading_20_3" text:outline-level="3"><text:span text:style-name="Strong_20_Emphasis"><text:span text:style-name="T7">32. Monitor de Tráfico de Red con </text:span></text:span><text:span text:style-name="Strong_20_Emphasis"><text:span text:style-name="Source_20_Text"><text:span text:style-name="T7">Scapy</text:span></text:span></text:span></text:h>
      <text:p text:style-name="Text_20_body"><text:span text:style-name="Strong_20_Emphasis"><text:span text:style-name="T7">Descripción:</text:span></text:span><text:span text:style-name="T7"> Usando </text:span><text:span text:style-name="Source_20_Text"><text:span text:style-name="T7">Scapy</text:span></text:span><text:span text:style-name="T7">, este proyecto captura y analiza el tráfico de red en tiempo real, permitiendo detectar patrones de tráfico anómalos que pueden indicar posibles intentos de intrusión o ataques.</text:span></text:p>
      <text:p text:style-name="P11"/>
      <text:h text:style-name="Heading_20_3" text:outline-level="3"><text:span text:style-name="Strong_20_Emphasis"><text:span text:style-name="T7">33. Generador de Contraseñas Seguras</text:span></text:span></text:h>
      <text:p text:style-name="Text_20_body"><text:span text:style-name="Strong_20_Emphasis"><text:span text:style-name="T7">Descripción:</text:span></text:span><text:span text:style-name="T7"> Genera contraseñas aleatorias y seguras de una longitud especificada, combinando caracteres alfanuméricos y símbolos especiales para mejorar la seguridad de las cuentas.</text:span></text:p>
      <text:p text:style-name="P11"/>
      <text:h text:style-name="Heading_20_3" text:outline-level="3"><text:span text:style-name="Strong_20_Emphasis"><text:span text:style-name="T7">34. Scraper para Detectar Vulnerabilidades en Sitios Web</text:span></text:span></text:h>
      <text:p text:style-name="Text_20_body"><text:span text:style-name="Strong_20_Emphasis"><text:span text:style-name="T7">Descripción:</text:span></text:span><text:span text:style-name="T7"> Scrapea sitios web y busca patrones de vulnerabilidad, como parámetros de URL inseguros que podrían ser explotados para inyecciones SQL, Cross-Site Scripting (XSS), entre otros.</text:span></text:p>
      <text:p text:style-name="P11"/>
      <text:h text:style-name="Heading_20_3" text:outline-level="3"><text:span text:style-name="Strong_20_Emphasis"><text:span text:style-name="T7">35. Detector de Phishing con RegEx</text:span></text:span></text:h>
      <text:p text:style-name="Text_20_body"><text:span text:style-name="Strong_20_Emphasis"><text:span text:style-name="T7">Descripción:</text:span></text:span><text:span text:style-name="T7"> Utiliza expresiones regulares para detectar posibles URLs de phishing mediante la búsqueda de patrones comunes como "login", "secure" o "phish", lo que puede ayudar a identificar intentos de engaño en sitios web.</text:span></text:p>
      <text:p text:style-name="P11"/>
      <text:h text:style-name="Heading_20_3" text:outline-level="3"><text:soft-page-break/><text:span text:style-name="Strong_20_Emphasis"><text:span text:style-name="T7">36. Script para Automatizar el Pentesting con </text:span></text:span><text:span text:style-name="Strong_20_Emphasis"><text:span text:style-name="Source_20_Text"><text:span text:style-name="T7">nmap</text:span></text:span></text:span></text:h>
      <text:p text:style-name="Text_20_body"><text:span text:style-name="Strong_20_Emphasis"><text:span text:style-name="T7">Descripción:</text:span></text:span><text:span text:style-name="T7"> Automatiza el proceso de escaneo de red utilizando </text:span><text:span text:style-name="Source_20_Text"><text:span text:style-name="T7">nmap</text:span></text:span><text:span text:style-name="T7">, escaneando puertos abiertos y posibles vulnerabilidades en hosts o subredes, generando un reporte completo de los resultados.</text:span></text:p>
      <text:p text:style-name="P11"/>
      <text:h text:style-name="Heading_20_3" text:outline-level="3"><text:span text:style-name="Strong_20_Emphasis"><text:span text:style-name="T7">37. Encriptador y Desencriptador de Archivos con </text:span></text:span><text:span text:style-name="Strong_20_Emphasis"><text:span text:style-name="Source_20_Text"><text:span text:style-name="T7">cryptography</text:span></text:span></text:span></text:h>
      <text:p text:style-name="Text_20_body"><text:span text:style-name="Strong_20_Emphasis"><text:span text:style-name="T7">Descripción:</text:span></text:span><text:span text:style-name="T7"> Este script permite encriptar y desencriptar archivos de forma sencilla utilizando la librería </text:span><text:span text:style-name="Source_20_Text"><text:span text:style-name="T7">cryptography</text:span></text:span><text:span text:style-name="T7">, proporcionando una capa de seguridad para los datos sensibles almacenados.</text:span></text:p>
      <text:p text:style-name="P11"/>
      <text:h text:style-name="Heading_20_3" text:outline-level="3"><text:span text:style-name="Strong_20_Emphasis"><text:span text:style-name="T7">38. Analizador de Logs para Eventos de Seguridad</text:span></text:span></text:h>
      <text:p text:style-name="Text_20_body"><text:span text:style-name="Strong_20_Emphasis"><text:span text:style-name="T7">Descripción:</text:span></text:span><text:span text:style-name="T7"> Analiza los logs del sistema, buscando eventos que puedan indicar intentos de acceso no autorizado o actividades maliciosas, como múltiples intentos fallidos de login.</text:span></text:p>
      <text:p text:style-name="P11"/>
      <text:h text:style-name="Heading_20_3" text:outline-level="3"><text:span text:style-name="Strong_20_Emphasis"><text:span text:style-name="T7">39. Capturador de Paquetes con </text:span></text:span><text:span text:style-name="Strong_20_Emphasis"><text:span text:style-name="Source_20_Text"><text:span text:style-name="T7">Scapy</text:span></text:span></text:span></text:h>
      <text:p text:style-name="Text_20_body"><text:span text:style-name="Strong_20_Emphasis"><text:span text:style-name="T7">Descripción:</text:span></text:span><text:span text:style-name="T7"> Captura y analiza paquetes de red utilizando </text:span><text:span text:style-name="Source_20_Text"><text:span text:style-name="T7">Scapy</text:span></text:span><text:span text:style-name="T7">, permitiendo inspeccionar en tiempo real las comunicaciones entre dispositivos y detectar cualquier anomalía que pueda indicar un ataque.</text:span></text:p>
      <text:p text:style-name="P11"/>
      <text:h text:style-name="Heading_20_3" text:outline-level="3"><text:span text:style-name="Strong_20_Emphasis"><text:span text:style-name="T7">40. Monitor de Puertos Abiertos en la Red Local</text:span></text:span></text:h>
      <text:p text:style-name="Text_20_body"><text:span text:style-name="Strong_20_Emphasis"><text:span text:style-name="T7">Descripción:</text:span></text:span><text:span text:style-name="T7"> Realiza un escaneo de puertos en dispositivos dentro de la red local para identificar puertos abiertos y posibles servicios vulnerables que puedan ser explotados por un atacante.</text:span></text:p>
      <text:p text:style-name="P11"/>
      <text:h text:style-name="Heading_20_3" text:outline-level="3"><text:span text:style-name="Strong_20_Emphasis"><text:span text:style-name="T7">41. Escáner de SSL/TLS para Certificados Caducados</text:span></text:span></text:h>
      <text:p text:style-name="Text_20_body"><text:span text:style-name="Strong_20_Emphasis"><text:span text:style-name="T7">Descripción:</text:span></text:span><text:span text:style-name="T7"> Analiza los certificados SSL/TLS en los servidores web para detectar certificados caducados o mal configurados que puedan poner en riesgo la seguridad de las conexiones cifradas.</text:span></text:p>
      <text:p text:style-name="P11"/>
      <text:h text:style-name="Heading_20_3" text:outline-level="3"><text:span text:style-name="Strong_20_Emphasis"><text:span text:style-name="T7">42. Generador de Payloads Personalizados</text:span></text:span></text:h>
      <text:p text:style-name="Text_20_body"><text:span text:style-name="Strong_20_Emphasis"><text:span text:style-name="T7">Descripción:</text:span></text:span><text:span text:style-name="T7"> Esta herramienta genera payloads personalizados para pruebas de penetración, lo que permite simular ataques de manera controlada, como inyecciones de código o ejecución remota de comandos.</text:span></text:p>
      <text:p text:style-name="P11"><text:soft-page-break/></text:p>
      <text:h text:style-name="Heading_20_3" text:outline-level="3"><text:span text:style-name="Strong_20_Emphasis"><text:span text:style-name="T7">43. Verificador de Seguridad de Archivos Descargados</text:span></text:span></text:h>
      <text:p text:style-name="Text_20_body"><text:span text:style-name="Strong_20_Emphasis"><text:span text:style-name="T7">Descripción:</text:span></text:span><text:span text:style-name="T7"> Analiza archivos descargados desde Internet en busca de malware o scripts maliciosos, utilizando firmas de virus y análisis heurísticos para verificar su seguridad antes de abrirlos.</text:span></text:p>
      <text:p text:style-name="P11"/>
      <text:h text:style-name="Heading_20_3" text:outline-level="3"><text:span text:style-name="Strong_20_Emphasis"><text:span text:style-name="T7">44. Sistema de Detección de Intrusiones (IDS) Básico</text:span></text:span></text:h>
      <text:p text:style-name="Text_20_body"><text:span text:style-name="Strong_20_Emphasis"><text:span text:style-name="T7">Descripción:</text:span></text:span><text:span text:style-name="T7"> Crea un sistema simple que monitorea el tráfico de red y los logs del sistema en busca de actividades sospechosas, como intentos de acceso no autorizado o escaneos de puertos masivos.</text:span></text:p>
      <text:p text:style-name="P11"/>
      <text:h text:style-name="Heading_20_3" text:outline-level="3"><text:span text:style-name="Strong_20_Emphasis"><text:span text:style-name="T7">45. Generador de Inyecciones SQL Aleatorias</text:span></text:span></text:h>
      <text:p text:style-name="Text_20_body"><text:span text:style-name="Strong_20_Emphasis"><text:span text:style-name="T7">Descripción:</text:span></text:span><text:span text:style-name="T7"> Este generador crea inyecciones SQL aleatorias, lo que permite probar la resistencia de las aplicaciones web contra este tipo de vulnerabilidades, como una prueba de seguridad.</text:span></text:p>
      <text:p text:style-name="P11"/>
      <text:h text:style-name="Heading_20_3" text:outline-level="3"><text:span text:style-name="Strong_20_Emphasis"><text:span text:style-name="T7">46. Herramienta de Reconocimiento de Subdominios</text:span></text:span></text:h>
      <text:p text:style-name="Text_20_body"><text:span text:style-name="Strong_20_Emphasis"><text:span text:style-name="T7">Descripción:</text:span></text:span><text:span text:style-name="T7"> Realiza un escaneo de subdominios asociados a un dominio principal, identificando posibles puntos débiles en la infraestructura de la web y ayudando en las pruebas de penetración.</text:span></text:p>
      <text:p text:style-name="P11"/>
      <text:h text:style-name="Heading_20_3" text:outline-level="3"><text:span text:style-name="Strong_20_Emphasis"><text:span text:style-name="T7">47. Escáner de Vulnerabilidades en Servidores Web</text:span></text:span></text:h>
      <text:p text:style-name="Text_20_body"><text:span text:style-name="Strong_20_Emphasis"><text:span text:style-name="T7">Descripción:</text:span></text:span><text:span text:style-name="T7"> Un escáner que analiza servidores web en busca de vulnerabilidades comunes, como fallos de configuración, puertos abiertos o problemas con la autenticación en los servicios.</text:span></text:p>
      <text:p text:style-name="P11"/>
      <text:h text:style-name="Heading_20_3" text:outline-level="3"><text:span text:style-name="Strong_20_Emphasis"><text:span text:style-name="T7">48. Monitor de Actividad de Usuario en la Red Local</text:span></text:span></text:h>
      <text:p text:style-name="Text_20_body"><text:span text:style-name="Strong_20_Emphasis"><text:span text:style-name="T7">Descripción:</text:span></text:span><text:span text:style-name="T7"> Monitorea la actividad de los usuarios en la red local, detectando comportamientos inusuales, como intentos de acceso no autorizados o tráfico sospechoso entre dispositivos.</text:span></text:p>
      <text:p text:style-name="P11"/>
      <text:h text:style-name="Heading_20_3" text:outline-level="3"><text:soft-page-break/><text:span text:style-name="Strong_20_Emphasis"><text:span text:style-name="T7">49. Script de Automación de Pruebas de Penetración de Aplicaciones Web</text:span></text:span></text:h>
      <text:p text:style-name="Text_20_body"><text:span text:style-name="Strong_20_Emphasis"><text:span text:style-name="T7">Descripción:</text:span></text:span><text:span text:style-name="T7"> Automatiza las pruebas de penetración en aplicaciones web, como escanear formularios para inyecciones SQL, XSS o la exposición de información sensible a través de los headers HTTP.</text:span></text:p>
      <text:p text:style-name="P11"/>
      <text:h text:style-name="Heading_20_3" text:outline-level="3"><text:span text:style-name="Strong_20_Emphasis"><text:span text:style-name="T7">50. Análisis de Tráfico SSL/TLS con </text:span></text:span><text:span text:style-name="Strong_20_Emphasis"><text:span text:style-name="Source_20_Text"><text:span text:style-name="T7">mitmproxy</text:span></text:span></text:span></text:h>
      <text:p text:style-name="Text_20_body"><text:span text:style-name="Strong_20_Emphasis"><text:span text:style-name="T7">Descripción:</text:span></text:span><text:span text:style-name="T7"> Utiliza </text:span><text:span text:style-name="Source_20_Text"><text:span text:style-name="T7">mitmproxy</text:span></text:span><text:span text:style-name="T7"> para interceptar y analizar el tráfico SSL/TLS entre un cliente y un servidor, lo que permite observar comunicaciones cifradas y buscar posibles vulnerabilidades.</text:span></text:p>
      <text:p text:style-name="P11"/>
      <text:h text:style-name="Heading_20_3" text:outline-level="3"><text:span text:style-name="Strong_20_Emphasis"><text:span text:style-name="T7">51. Descripción de Servicios Web en Puertos Abiertos</text:span></text:span></text:h>
      <text:p text:style-name="Text_20_body"><text:span text:style-name="Strong_20_Emphasis"><text:span text:style-name="T7">Descripción:</text:span></text:span><text:span text:style-name="T7"> Detecta y describe los servicios que se están ejecutando en puertos abiertos de un servidor, identificando versiones y configuraciones que podrían ser vulnerables.</text:span></text:p>
      <text:p text:style-name="P11"/>
      <text:h text:style-name="Heading_20_3" text:outline-level="3"><text:span text:style-name="Strong_20_Emphasis"><text:span text:style-name="T7">52. Generador de Contraseñas para Fuerza Bruta</text:span></text:span></text:h>
      <text:p text:style-name="Text_20_body"><text:span text:style-name="Strong_20_Emphasis"><text:span text:style-name="T7">Descripción:</text:span></text:span><text:span text:style-name="T7"> Genera listas de contraseñas para ser utilizadas en ataques de fuerza bruta, mediante combinaciones alfanuméricas o utilizando diccionarios de palabras comunes.</text:span></text:p>
      <text:p text:style-name="P11"/>
      <text:h text:style-name="Heading_20_3" text:outline-level="3"><text:span text:style-name="Strong_20_Emphasis"><text:span text:style-name="T7">53. Reporte de Actividad en un Sistema Linux</text:span></text:span></text:h>
      <text:p text:style-name="Text_20_body"><text:span text:style-name="Strong_20_Emphasis"><text:span text:style-name="T7">Descripción:</text:span></text:span><text:span text:style-name="T7"> Este script genera un reporte detallado de la actividad de un sistema Linux, como procesos activos, accesos al sistema, cambios en archivos importantes, etc.</text:span></text:p>
      <text:p text:style-name="P11"/>
      <text:h text:style-name="Heading_20_3" text:outline-level="3"><text:span text:style-name="Strong_20_Emphasis"><text:span text:style-name="T7">54. Sistema de Protección contra Ataques DDoS Simulados</text:span></text:span></text:h>
      <text:p text:style-name="Text_20_body"><text:span text:style-name="Strong_20_Emphasis"><text:span text:style-name="T7">Descripción:</text:span></text:span><text:span text:style-name="T7"> Simula un ataque DDoS y luego implementa medidas de protección como limitación de conexiones simultáneas o la utilización de una red de distribución de contenido (CDN).</text:span></text:p>
      <text:p text:style-name="P11"/>
      <text:h text:style-name="Heading_20_3" text:outline-level="3"><text:span text:style-name="Strong_20_Emphasis"><text:span text:style-name="T7">55. Herramienta de Fingerprinting de Sistemas Operativos</text:span></text:span></text:h>
      <text:p text:style-name="Text_20_body"><text:span text:style-name="Strong_20_Emphasis"><text:span text:style-name="T7">Descripción:</text:span></text:span><text:span text:style-name="T7"> Analiza la información de los paquetes de red para identificar el sistema operativo de los dispositivos conectados, utilizando técnicas de fingerprinting.</text:span></text:p>
      <text:p text:style-name="P11"><text:soft-page-break/></text:p>
      <text:h text:style-name="Heading_20_3" text:outline-level="3"><text:span text:style-name="Strong_20_Emphasis"><text:span text:style-name="T7">56. Herramienta para Probar Contraseñas de FTP</text:span></text:span></text:h>
      <text:p text:style-name="Text_20_body"><text:span text:style-name="Strong_20_Emphasis"><text:span text:style-name="T7">Descripción:</text:span></text:span><text:span text:style-name="T7"> Prueba contraseñas comúnmente utilizadas en servidores FTP en un esfuerzo por realizar un ataque de fuerza bruta o diccionario sobre servidores FTP vulnerables.</text:span></text:p>
      <text:p text:style-name="P11"/>
      <text:h text:style-name="Heading_20_3" text:outline-level="3"><text:span text:style-name="Strong_20_Emphasis"><text:span text:style-name="T7">57. Análisis de Seguridad de Archivos en la Nube</text:span></text:span></text:h>
      <text:p text:style-name="Text_20_body"><text:span text:style-name="Strong_20_Emphasis"><text:span text:style-name="T7">Descripción:</text:span></text:span><text:span text:style-name="T7"> Analiza archivos almacenados en servicios de nube como Google Drive o Dropbox, verificando su integridad, seguridad de acceso y posibles vulnerabilidades asociadas.</text:span></text:p>
      <text:p text:style-name="P11"/>
      <text:h text:style-name="Heading_20_3" text:outline-level="3"><text:span text:style-name="Strong_20_Emphasis"><text:span text:style-name="T7">58. Rastreo de Correo Electrónico para Detección de Phishing</text:span></text:span></text:h>
      <text:p text:style-name="Text_20_body"><text:span text:style-name="Strong_20_Emphasis"><text:span text:style-name="T7">Descripción:</text:span></text:span><text:span text:style-name="T7"> Realiza un análisis de correos electrónicos sospechosos para detectar características típicas de ataques de phishing, como enlaces maliciosos o dominios falsificados.</text:span></text:p>
      <text:p text:style-name="P11"/>
      <text:h text:style-name="Heading_20_3" text:outline-level="3"><text:span text:style-name="Strong_20_Emphasis"><text:span text:style-name="T7">59. Análisis de Seguridad en una Red WiFi</text:span></text:span></text:h>
      <text:p text:style-name="Text_20_body"><text:span text:style-name="Strong_20_Emphasis"><text:span text:style-name="T7">Descripción:</text:span></text:span><text:span text:style-name="T7"> Analiza las redes WiFi cercanas, buscando posibles debilidades en la configuración, como contraseñas débiles, cifrado inseguro o puntos de acceso no autorizados.</text:span></text:p>
      <text:p text:style-name="P11"/>
      <text:h text:style-name="Heading_20_3" text:outline-level="3"><text:span text:style-name="Strong_20_Emphasis"><text:span text:style-name="T7">60. Script para Automatizar el Uso de </text:span></text:span><text:span text:style-name="Strong_20_Emphasis"><text:span text:style-name="Source_20_Text"><text:span text:style-name="T7">metasploit</text:span></text:span></text:span></text:h>
      <text:p text:style-name="Text_20_body"><text:span text:style-name="Strong_20_Emphasis"><text:span text:style-name="T7">Descripción:</text:span></text:span><text:span text:style-name="T7"> Automatiza la ejecución de </text:span><text:span text:style-name="Source_20_Text"><text:span text:style-name="T7">metasploit</text:span></text:span><text:span text:style-name="T7"> para realizar pruebas de penetración, como la explotación de vulnerabilidades conocidas en sistemas remotos.</text:span></text:p>
      <text:p text:style-name="P11"/>
      <text:h text:style-name="Heading_20_3" text:outline-level="3"><text:span text:style-name="Strong_20_Emphasis"><text:span text:style-name="T7">61. Herramienta para Detectar y Reportar HTTP Response Headers Mal Configurados</text:span></text:span></text:h>
      <text:p text:style-name="Text_20_body"><text:span text:style-name="Strong_20_Emphasis"><text:span text:style-name="T7">Descripción:</text:span></text:span><text:span text:style-name="T7"> Analiza los headers de respuesta HTTP de servidores web y detecta configuraciones inseguras que podrían exponer información sensible o permitir ataques como XSS.</text:span></text:p>
      <text:p text:style-name="P11"/>
      <text:h text:style-name="Heading_20_3" text:outline-level="3"><text:soft-page-break/><text:span text:style-name="Strong_20_Emphasis"><text:span text:style-name="T7">62. Monitor de Seguridad en Tiempo Real para Redes Inalámbricas</text:span></text:span></text:h>
      <text:p text:style-name="Text_20_body"><text:span text:style-name="Strong_20_Emphasis"><text:span text:style-name="T7">Descripción:</text:span></text:span><text:span text:style-name="T7"> Monitorea el tráfico de redes WiFi en tiempo real, buscando patrones que puedan indicar posibles intentos de intrusión o ataques, como sniffing o spoofing de red.</text:span></text:p>
      <text:p text:style-name="P11"/>
      <text:h text:style-name="Heading_20_3" text:outline-level="3"><text:span text:style-name="Strong_20_Emphasis"><text:span text:style-name="T7">63. Descubrimiento de Dispositivos IoT en la Red</text:span></text:span></text:h>
      <text:p text:style-name="Text_20_body"><text:span text:style-name="Strong_20_Emphasis"><text:span text:style-name="T7">Descripción:</text:span></text:span><text:span text:style-name="T7"> Detecta dispositivos IoT (Internet of Things) conectados a la red, como cámaras de seguridad o termostatos, y evalúa su seguridad para identificar posibles vulnerabilidades.</text:span></text:p>
      <text:p text:style-name="P11"/>
      <text:h text:style-name="Heading_20_3" text:outline-level="3"><text:span text:style-name="Strong_20_Emphasis"><text:span text:style-name="T7">64. Sistema de Backup y Recuperación Automática de Archivos Críticos</text:span></text:span></text:h>
      <text:p text:style-name="Text_20_body"><text:span text:style-name="Strong_20_Emphasis"><text:span text:style-name="T7">Descripción:</text:span></text:span><text:span text:style-name="T7"> Realiza copias de seguridad de archivos importantes en intervalos regulares y permite una recuperación rápida en caso de pérdida de datos o ataque de ransomware.</text:span></text:p>
      <text:p text:style-name="P11"/>
      <text:h text:style-name="Heading_20_3" text:outline-level="3"><text:span text:style-name="Strong_20_Emphasis"><text:span text:style-name="T7">65. Generador de Exploits para Pruebas de Penetración</text:span></text:span></text:h>
      <text:p text:style-name="Text_20_body"><text:span text:style-name="Strong_20_Emphasis"><text:span text:style-name="T7">Descripción:</text:span></text:span><text:span text:style-name="T7"> Genera exploits personalizados que pueden ser utilizados para simular ataques en sistemas durante pruebas de penetración, ayudando a identificar vulnerabilidades en el software y la infraestructura.</text:span></text:p>
      <text:p text:style-name="P4"/>
      <text:p text:style-name="P11"/>
      <text:h text:style-name="Heading_20_3" text:outline-level="3"><text:span text:style-name="Strong_20_Emphasis"><text:span text:style-name="T7">66. Framework de Pentesting Personalizado</text:span></text:span></text:h>
      <text:p text:style-name="Text_20_body"><text:span text:style-name="Strong_20_Emphasis"><text:span text:style-name="T7">Descripción:</text:span></text:span><text:span text:style-name="T7"> Crea un marco modular para pruebas de penetración que integre herramientas comunes como </text:span><text:span text:style-name="Source_20_Text"><text:span text:style-name="T7">nmap</text:span></text:span><text:span text:style-name="T7">, </text:span><text:span text:style-name="Source_20_Text"><text:span text:style-name="T7">metasploit</text:span></text:span><text:span text:style-name="T7"> y </text:span><text:span text:style-name="Source_20_Text"><text:span text:style-name="T7">burpsuite</text:span></text:span><text:span text:style-name="T7">, permitiendo la automatización de múltiples tareas de pentesting.</text:span></text:p>
      <text:p text:style-name="P11"/>
      <text:h text:style-name="Heading_20_3" text:outline-level="3"><text:span text:style-name="Strong_20_Emphasis"><text:span text:style-name="T7">67. Ataque de Fuerza Bruta Distribuido con Python</text:span></text:span></text:h>
      <text:p text:style-name="Text_20_body"><text:span text:style-name="Strong_20_Emphasis"><text:span text:style-name="T7">Descripción:</text:span></text:span><text:span text:style-name="T7"> Desarrolla un sistema que permita ejecutar ataques de fuerza bruta distribuidos, utilizando múltiples máquinas en la red para probar contraseñas en servidores remotos.</text:span></text:p>
      <text:p text:style-name="P11"/>
      <text:h text:style-name="Heading_20_3" text:outline-level="3"><text:soft-page-break/><text:span text:style-name="Strong_20_Emphasis"><text:span text:style-name="T7">68. Herramienta de Sniffing y Spoofing de Red con </text:span></text:span><text:span text:style-name="Strong_20_Emphasis"><text:span text:style-name="Source_20_Text"><text:span text:style-name="T7">Scapy</text:span></text:span></text:span></text:h>
      <text:p text:style-name="Text_20_body"><text:span text:style-name="Strong_20_Emphasis"><text:span text:style-name="T7">Descripción:</text:span></text:span><text:span text:style-name="T7"> Utiliza </text:span><text:span text:style-name="Source_20_Text"><text:span text:style-name="T7">Scapy</text:span></text:span><text:span text:style-name="T7"> para capturar paquetes en una red, modificar paquetes y realizar ataques de spoofing, como el envenenamiento ARP, para redirigir el tráfico hacia una máquina atacante.</text:span></text:p>
      <text:p text:style-name="P11"/>
      <text:h text:style-name="Heading_20_3" text:outline-level="3"><text:span text:style-name="Strong_20_Emphasis"><text:span text:style-name="T7">69. Detección de Ataques DDoS con Machine Learning</text:span></text:span></text:h>
      <text:p text:style-name="Text_20_body"><text:span text:style-name="Strong_20_Emphasis"><text:span text:style-name="T7">Descripción:</text:span></text:span><text:span text:style-name="T7"> Implementa un sistema que utiliza machine learning para detectar patrones de tráfico sospechosos, identificando intentos de ataques DDoS a partir de la recopilación de datos en tiempo real.</text:span></text:p>
      <text:p text:style-name="P11"/>
      <text:h text:style-name="Heading_20_3" text:outline-level="3"><text:span text:style-name="Strong_20_Emphasis"><text:span text:style-name="T7">70. Escáner de Vulnerabilidades de Aplicaciones Web con </text:span></text:span><text:span text:style-name="Strong_20_Emphasis"><text:span text:style-name="Source_20_Text"><text:span text:style-name="T7">Wapiti</text:span></text:span></text:span></text:h>
      <text:p text:style-name="Text_20_body"><text:span text:style-name="Strong_20_Emphasis"><text:span text:style-name="T7">Descripción:</text:span></text:span><text:span text:style-name="T7"> Desarrolla un escáner que utiliza </text:span><text:span text:style-name="Source_20_Text"><text:span text:style-name="T7">Wapiti</text:span></text:span><text:span text:style-name="T7"> para realizar un análisis exhaustivo de aplicaciones web en busca de vulnerabilidades como XSS, inyecciones SQL, CSRF, etc.</text:span></text:p>
      <text:p text:style-name="P11"/>
      <text:h text:style-name="Heading_20_3" text:outline-level="3"><text:span text:style-name="Strong_20_Emphasis"><text:span text:style-name="T7">71. Monitor de Seguridad para Dispositivos IoT</text:span></text:span></text:h>
      <text:p text:style-name="Text_20_body"><text:span text:style-name="Strong_20_Emphasis"><text:span text:style-name="T7">Descripción:</text:span></text:span><text:span text:style-name="T7"> Crea un sistema de monitoreo en tiempo real para dispositivos IoT, detectando vulnerabilidades conocidas y patrones anómalos de comportamiento que puedan indicar un compromiso.</text:span></text:p>
      <text:p text:style-name="P11"/>
      <text:h text:style-name="Heading_20_3" text:outline-level="3"><text:span text:style-name="Strong_20_Emphasis"><text:span text:style-name="T7">72. Script para Explotar Vulnerabilidades de Inyección SQL</text:span></text:span></text:h>
      <text:p text:style-name="Text_20_body"><text:span text:style-name="Strong_20_Emphasis"><text:span text:style-name="T7">Descripción:</text:span></text:span><text:span text:style-name="T7"> Desarrolla un script que utilice diversas técnicas de inyección SQL para explotar vulnerabilidades en aplicaciones web y obtener acceso a bases de datos sensibles.</text:span></text:p>
      <text:p text:style-name="P11"/>
      <text:h text:style-name="Heading_20_3" text:outline-level="3"><text:span text:style-name="Strong_20_Emphasis"><text:span text:style-name="T7">73. Herramienta de Escalamiento de Privilegios en Linux</text:span></text:span></text:h>
      <text:p text:style-name="Text_20_body"><text:span text:style-name="Strong_20_Emphasis"><text:span text:style-name="T7">Descripción:</text:span></text:span><text:span text:style-name="T7"> Implementa una herramienta que explora un sistema Linux en busca de posibles vectores de escalamiento de privilegios, como vulnerabilidades en configuraciones de SUDO o en permisos de archivos.</text:span></text:p>
      <text:p text:style-name="P11"/>
      <text:h text:style-name="Heading_20_3" text:outline-level="3"><text:span text:style-name="Strong_20_Emphasis"><text:span text:style-name="T7">74. Implementación de Técnicas de Escucha Silenciosa con </text:span></text:span><text:span text:style-name="Strong_20_Emphasis"><text:span text:style-name="Source_20_Text"><text:span text:style-name="T7">tcpdump</text:span></text:span></text:span></text:h>
      <text:p text:style-name="Text_20_body"><text:span text:style-name="Strong_20_Emphasis"><text:span text:style-name="T7">Descripción:</text:span></text:span><text:span text:style-name="T7"> Crea un script que permita escuchar de manera pasiva las comunicaciones en una red utilizando </text:span><text:span text:style-name="Source_20_Text"><text:span text:style-name="T7">tcpdump</text:span></text:span><text:span text:style-name="T7"> y realizar análisis de tráfico sin generar alertas en la red.</text:span></text:p>
      <text:p text:style-name="P11"><text:soft-page-break/></text:p>
      <text:h text:style-name="Heading_20_3" text:outline-level="3"><text:span text:style-name="Strong_20_Emphasis"><text:span text:style-name="T7">75. Análisis de Vulnerabilidades en Contenedores Docker</text:span></text:span></text:h>
      <text:p text:style-name="Text_20_body"><text:span text:style-name="Strong_20_Emphasis"><text:span text:style-name="T7">Descripción:</text:span></text:span><text:span text:style-name="T7"> Desarrolla una herramienta para analizar la seguridad de los contenedores Docker, buscando configuraciones incorrectas y vulnerabilidades conocidas en imágenes y contenedores en ejecución.</text:span></text:p>
      <text:p text:style-name="P11"/>
      <text:h text:style-name="Heading_20_3" text:outline-level="3"><text:span text:style-name="Strong_20_Emphasis"><text:span text:style-name="T7">76. Sistema de Detección de Malware en Archivos</text:span></text:span></text:h>
      <text:p text:style-name="Text_20_body"><text:span text:style-name="Strong_20_Emphasis"><text:span text:style-name="T7">Descripción:</text:span></text:span><text:span text:style-name="T7"> Crea una herramienta de análisis de malware en archivos que utiliza firmas y heurísticas para detectar posibles infecciones en archivos comprimidos y ejecutables.</text:span></text:p>
      <text:p text:style-name="P11"/>
      <text:h text:style-name="Heading_20_3" text:outline-level="3"><text:span text:style-name="Strong_20_Emphasis"><text:span text:style-name="T7">77. Herramienta de Bypass de Antivirus con Técnicas de Ofuscación</text:span></text:span></text:h>
      <text:p text:style-name="Text_20_body"><text:span text:style-name="Strong_20_Emphasis"><text:span text:style-name="T7">Descripción:</text:span></text:span><text:span text:style-name="T7"> Implementa un sistema que utiliza técnicas avanzadas de ofuscación de código para evadir los antivirus, permitiendo que los payloads maliciosos pasen desapercibidos en entornos de pruebas.</text:span></text:p>
      <text:p text:style-name="P11"/>
      <text:h text:style-name="Heading_20_3" text:outline-level="3"><text:span text:style-name="Strong_20_Emphasis"><text:span text:style-name="T7">78. Generador de Payloads para Explotación Remota</text:span></text:span></text:h>
      <text:p text:style-name="Text_20_body"><text:span text:style-name="Strong_20_Emphasis"><text:span text:style-name="T7">Descripción:</text:span></text:span><text:span text:style-name="T7"> Desarrolla una herramienta que crea payloads personalizados para la explotación remota de sistemas, utilizando diferentes técnicas de evasión y canales de comunicación.</text:span></text:p>
      <text:p text:style-name="P11"/>
      <text:h text:style-name="Heading_20_3" text:outline-level="3"><text:span text:style-name="Strong_20_Emphasis"><text:span text:style-name="T7">79. Ataques de Fuerza Bruta en Servicios Web con </text:span></text:span><text:span text:style-name="Strong_20_Emphasis"><text:span text:style-name="Source_20_Text"><text:span text:style-name="T7">hydra</text:span></text:span></text:span></text:h>
      <text:p text:style-name="Text_20_body"><text:span text:style-name="Strong_20_Emphasis"><text:span text:style-name="T7">Descripción:</text:span></text:span><text:span text:style-name="T7"> Crea un script que automatice los ataques de fuerza bruta a través de servicios web utilizando </text:span><text:span text:style-name="Source_20_Text"><text:span text:style-name="T7">hydra</text:span></text:span><text:span text:style-name="T7">, incluyendo la validación de contraseñas mediante diccionarios personalizables.</text:span></text:p>
      <text:p text:style-name="P11"/>
      <text:h text:style-name="Heading_20_3" text:outline-level="3"><text:span text:style-name="Strong_20_Emphasis"><text:span text:style-name="T7">80. Análisis de Seguridad para Redes Mesh</text:span></text:span></text:h>
      <text:p text:style-name="Text_20_body"><text:span text:style-name="Strong_20_Emphasis"><text:span text:style-name="T7">Descripción:</text:span></text:span><text:span text:style-name="T7"> Realiza un análisis profundo de las redes Mesh, identificando vulnerabilidades específicas que pueden ser explotadas en la capa de enlace de datos o en la comunicación entre nodos.</text:span></text:p>
      <text:p text:style-name="P11"/>
      <text:h text:style-name="Heading_20_3" text:outline-level="3"><text:soft-page-break/><text:span text:style-name="Strong_20_Emphasis"><text:span text:style-name="T7">81. Escáner de Seguridad para Infraestructura de Nube</text:span></text:span></text:h>
      <text:p text:style-name="Text_20_body"><text:span text:style-name="Strong_20_Emphasis"><text:span text:style-name="T7">Descripción:</text:span></text:span><text:span text:style-name="T7"> Desarrolla una herramienta que escanea infraestructuras basadas en la nube, como AWS o Azure, en busca de configuraciones inseguras o vulnerabilidades que puedan ser explotadas.</text:span></text:p>
      <text:p text:style-name="P11"/>
      <text:h text:style-name="Heading_20_3" text:outline-level="3"><text:span text:style-name="Strong_20_Emphasis"><text:span text:style-name="T7">82. Explotación de Vulnerabilidades de Buffer Overflow en C</text:span></text:span></text:h>
      <text:p text:style-name="Text_20_body"><text:span text:style-name="Strong_20_Emphasis"><text:span text:style-name="T7">Descripción:</text:span></text:span><text:span text:style-name="T7"> Crea un exploit que aproveche vulnerabilidades de desbordamiento de búfer en aplicaciones escritas en C, permitiendo la ejecución remota de código en sistemas vulnerables.</text:span></text:p>
      <text:p text:style-name="P11"/>
      <text:h text:style-name="Heading_20_3" text:outline-level="3"><text:span text:style-name="Strong_20_Emphasis"><text:span text:style-name="T7">83. Creador de Rootkits en Python</text:span></text:span></text:h>
      <text:p text:style-name="Text_20_body"><text:span text:style-name="Strong_20_Emphasis"><text:span text:style-name="T7">Descripción:</text:span></text:span><text:span text:style-name="T7"> Desarrolla un rootkit en Python que permita a un atacante obtener privilegios elevados en un sistema comprometido y ocultar su presencia en los logs y procesos del sistema.</text:span></text:p>
      <text:p text:style-name="P11"/>
      <text:h text:style-name="Heading_20_3" text:outline-level="3"><text:span text:style-name="Strong_20_Emphasis"><text:span text:style-name="T7">84. Implementación de Tácticas de Evasión en Metasploit</text:span></text:span></text:h>
      <text:p text:style-name="Text_20_body"><text:span text:style-name="Strong_20_Emphasis"><text:span text:style-name="T7">Descripción:</text:span></text:span><text:span text:style-name="T7"> Crea módulos personalizados en </text:span><text:span text:style-name="Source_20_Text"><text:span text:style-name="T7">metasploit</text:span></text:span><text:span text:style-name="T7"> que implementen técnicas avanzadas de evasión, como el uso de cifrado, enmascaramiento o explotación de puertos no comunes.</text:span></text:p>
      <text:p text:style-name="P11"/>
      <text:h text:style-name="Heading_20_3" text:outline-level="3"><text:span text:style-name="Strong_20_Emphasis"><text:span text:style-name="T7">85. Sistema de Captura y Análisis de Tráfico HTTPS</text:span></text:span></text:h>
      <text:p text:style-name="Text_20_body"><text:span text:style-name="Strong_20_Emphasis"><text:span text:style-name="T7">Descripción:</text:span></text:span><text:span text:style-name="T7"> Desarrolla un sistema que intercepte y analice el tráfico HTTPS utilizando técnicas de Man-in-the-Middle, desencriptando el tráfico para observar los datos transmitidos.</text:span></text:p>
      <text:p text:style-name="P11"/>
      <text:h text:style-name="Heading_20_3" text:outline-level="3"><text:span text:style-name="Strong_20_Emphasis"><text:span text:style-name="T7">86. Análisis de Seguridad en Redes 5G</text:span></text:span></text:h>
      <text:p text:style-name="Text_20_body"><text:span text:style-name="Strong_20_Emphasis"><text:span text:style-name="T7">Descripción:</text:span></text:span><text:span text:style-name="T7"> Desarrolla una herramienta que realice pruebas de seguridad en redes 5G, buscando vulnerabilidades en la infraestructura de la red y en los protocolos utilizados en las comunicaciones.</text:span></text:p>
      <text:p text:style-name="P11"/>
      <text:h text:style-name="Heading_20_3" text:outline-level="3"><text:span text:style-name="Strong_20_Emphasis"><text:span text:style-name="T7">87. Realización de un Ataque Man-in-the-Middle con ARP Spoofing</text:span></text:span></text:h>
      <text:p text:style-name="Text_20_body"><text:span text:style-name="Strong_20_Emphasis"><text:span text:style-name="T7">Descripción:</text:span></text:span><text:span text:style-name="T7"> Implementa un ataque de ARP Spoofing para interceptar y modificar el tráfico entre dos dispositivos en una red local, permitiendo la observación o manipulación de las comunicaciones.</text:span></text:p>
      <text:p text:style-name="P11"><text:soft-page-break/></text:p>
      <text:h text:style-name="Heading_20_3" text:outline-level="3"><text:span text:style-name="Strong_20_Emphasis"><text:span text:style-name="T7">88. Análisis de Tráfico DNS para Detección de C2</text:span></text:span></text:h>
      <text:p text:style-name="Text_20_body"><text:span text:style-name="Strong_20_Emphasis"><text:span text:style-name="T7">Descripción:</text:span></text:span><text:span text:style-name="T7"> Desarrolla una herramienta que monitorice y analice el tráfico DNS para detectar patrones sospechosos de tráfico de comando y control (C2) en comunicaciones de malware.</text:span></text:p>
      <text:p text:style-name="P11"/>
      <text:h text:style-name="Heading_20_3" text:outline-level="3"><text:span text:style-name="Strong_20_Emphasis"><text:span text:style-name="T7">89. Generación de Escenarios de Phishing Avanzados</text:span></text:span></text:h>
      <text:p text:style-name="Text_20_body"><text:span text:style-name="Strong_20_Emphasis"><text:span text:style-name="T7">Descripción:</text:span></text:span><text:span text:style-name="T7"> Crea un generador de escenarios de phishing avanzado, que simula ataques realistas utilizando páginas web falsas, correos electrónicos fraudulentos y redirecciones de tráfico.</text:span></text:p>
      <text:p text:style-name="P11"/>
      <text:h text:style-name="Heading_20_3" text:outline-level="3"><text:span text:style-name="Strong_20_Emphasis"><text:span text:style-name="T7">90. Sistema de Automatización para Explotación de Web Shells</text:span></text:span></text:h>
      <text:p text:style-name="Text_20_body"><text:span text:style-name="Strong_20_Emphasis"><text:span text:style-name="T7">Descripción:</text:span></text:span><text:span text:style-name="T7"> Desarrolla un sistema automatizado que permite ejecutar comandos remotos en un servidor comprometido a través de una shell web, facilitando la escalada de privilegios y el control del servidor.</text:span></text:p>
      <text:p text:style-name="P11"/>
      <text:h text:style-name="Heading_20_3" text:outline-level="3"><text:span text:style-name="Strong_20_Emphasis"><text:span text:style-name="T7">91. Detectores de Anomalías en Redes con Algoritmos de Machine Learning</text:span></text:span></text:h>
      <text:p text:style-name="Text_20_body"><text:span text:style-name="Strong_20_Emphasis"><text:span text:style-name="T7">Descripción:</text:span></text:span><text:span text:style-name="T7"> Implementa un sistema que utiliza técnicas de machine learning para detectar comportamientos anómalos en una red, como tráfico inusual o intentos de intrusión.</text:span></text:p>
      <text:p text:style-name="P11"/>
      <text:h text:style-name="Heading_20_3" text:outline-level="3"><text:span text:style-name="Strong_20_Emphasis"><text:span text:style-name="T7">92. Automator de Explotación de Puertos RDP</text:span></text:span></text:h>
      <text:p text:style-name="Text_20_body"><text:span text:style-name="Strong_20_Emphasis"><text:span text:style-name="T7">Descripción:</text:span></text:span><text:span text:style-name="T7"> Crea una herramienta que automatiza la explotación de vulnerabilidades en puertos RDP (Remote Desktop Protocol), aprovechando configuraciones inseguras para obtener acceso remoto a los sistemas.</text:span></text:p>
      <text:p text:style-name="P11"/>
      <text:h text:style-name="Heading_20_3" text:outline-level="3"><text:span text:style-name="Strong_20_Emphasis"><text:span text:style-name="T7">93. Automación de la Creación de Malware con </text:span></text:span><text:span text:style-name="Strong_20_Emphasis"><text:span text:style-name="Source_20_Text"><text:span text:style-name="T7">pyinstaller</text:span></text:span></text:span></text:h>
      <text:p text:style-name="Text_20_body"><text:span text:style-name="Strong_20_Emphasis"><text:span text:style-name="T7">Descripción:</text:span></text:span><text:span text:style-name="T7"> Implementa un sistema que utiliza </text:span><text:span text:style-name="Source_20_Text"><text:span text:style-name="T7">pyinstaller</text:span></text:span><text:span text:style-name="T7"> para empaquetar scripts maliciosos en ejecutables, dificultando la detección por herramientas antivirus.</text:span></text:p>
      <text:p text:style-name="P11"/>
      <text:h text:style-name="Heading_20_3" text:outline-level="3"><text:soft-page-break/><text:span text:style-name="Strong_20_Emphasis"><text:span text:style-name="T7">94. Sistema de Monitoreo de Seguridad para IoT en Redes de Alta Velocidad</text:span></text:span></text:h>
      <text:p text:style-name="Text_20_body"><text:span text:style-name="Strong_20_Emphasis"><text:span text:style-name="T7">Descripción:</text:span></text:span><text:span text:style-name="T7"> Crea una herramienta que monitorea el tráfico de dispositivos IoT en redes de alta velocidad, analizando la seguridad de las comunicaciones y alertando sobre posibles vulnerabilidades.</text:span></text:p>
      <text:p text:style-name="P11"/>
      <text:h text:style-name="Heading_20_3" text:outline-level="3"><text:span text:style-name="Strong_20_Emphasis"><text:span text:style-name="T7">95. Implementación de Técnicas de Evasión en Firewalls</text:span></text:span></text:h>
      <text:p text:style-name="Text_20_body"><text:span text:style-name="Strong_20_Emphasis"><text:span text:style-name="T7">Descripción:</text:span></text:span><text:span text:style-name="T7"> Desarrolla un sistema que implementa técnicas de evasión avanzadas para eludir firewalls y sistemas de detección de intrusiones (IDS) durante un ataque cibernético.</text:span></text:p>
      <text:p text:style-name="P11"/>
      <text:h text:style-name="Heading_20_3" text:outline-level="3"><text:span text:style-name="Strong_20_Emphasis"><text:span text:style-name="T7">96. Fuzzer de Aplicaciones Web para Pruebas de Seguridad</text:span></text:span></text:h>
      <text:p text:style-name="Text_20_body"><text:span text:style-name="Strong_20_Emphasis"><text:span text:style-name="T7">Descripción:</text:span></text:span><text:span text:style-name="T7"> Crea un fuzzer que automatiza las pruebas de seguridad en aplicaciones web, enviando entradas aleatorias a formularios y parámetros de URL para detectar vulnerabilidades como XSS o inyecciones SQL.</text:span></text:p>
      <text:p text:style-name="P11"/>
      <text:h text:style-name="Heading_20_3" text:outline-level="3"><text:span text:style-name="Strong_20_Emphasis"><text:span text:style-name="T7">97. Generador de Ransomware con Cifrado de Archivos</text:span></text:span></text:h>
      <text:p text:style-name="Text_20_body"><text:span text:style-name="Strong_20_Emphasis"><text:span text:style-name="T7">Descripción:</text:span></text:span><text:span text:style-name="T7"> Desarrolla un ransomware básico que cifra los archivos del sistema utilizando algoritmos de cifrado fuertes, con el fin de aprender sobre las técnicas utilizadas por el malware.</text:span></text:p>
      <text:p text:style-name="P11"/>
      <text:h text:style-name="Heading_20_3" text:outline-level="3"><text:span text:style-name="Strong_20_Emphasis"><text:span text:style-name="T7">98. Sistema de Explotación de Vulnerabilidades en API RESTful</text:span></text:span></text:h>
      <text:p text:style-name="Text_20_body"><text:span text:style-name="Strong_20_Emphasis"><text:span text:style-name="T7">Descripción:</text:span></text:span><text:span text:style-name="T7"> Crea un script que explota vulnerabilidades comunes en APIs RESTful, como inyecciones de comandos, falta de autenticación adecuada o exposición de datos sensibles.</text:span></text:p>
      <text:p text:style-name="P11"/>
      <text:h text:style-name="Heading_20_3" text:outline-level="3"><text:span text:style-name="Strong_20_Emphasis"><text:span text:style-name="T7">99. Creador de Payloads con Explotación de Vulnerabilidades Zero-Day</text:span></text:span></text:h>
      <text:p text:style-name="Text_20_body"><text:span text:style-name="Strong_20_Emphasis"><text:span text:style-name="T7">Descripción:</text:span></text:span><text:span text:style-name="T7"> Desarrolla un generador de payloads que explota vulnerabilidades zero-day (desconocidas) en software, permitiendo la ejecución de código arbitrario en sistemas desprotegidos.</text:span></text:p>
      <text:p text:style-name="P11"/>
      <text:h text:style-name="Heading_20_3" text:outline-level="3"><text:span text:style-name="Strong_20_Emphasis"><text:span text:style-name="T7">100. Herramienta de Escaneo de Vulnerabilidades en Redes 5G</text:span></text:span></text:h>
      <text:p text:style-name="Text_20_body"><text:span text:style-name="Strong_20_Emphasis"><text:span text:style-name="T7">Descripción:</text:span></text:span><text:span text:style-name="T7"> Realiza escaneos avanzados en redes 5G, identificando fallos de seguridad en la infraestructura y servicios, ayudando a mejorar la protección de las redes móviles de próxima generación.</text:span></text:p>
      <text:p text:style-name="P11"><text:soft-page-break/></text:p>
      <text:p text:style-name="P2">Este es el conjunto de 35 proyectos avanzados que te ayudarán a afianzar tus conocimientos en ciberseguridad, además de llevar tu habilidad de programación a un nivel superior. Si necesitas más detalles sobre algún proyecto específico, no dudes en pedirlo.</text:p>
      <text:p text:style-name="P2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Aptos" svg:font-family="Apto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ptos1" svg:font-family="Apto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DocumentMap" style:family="paragraph" style:default-outline-level="">
      <style:paragraph-properties fo:margin-top="0cm" fo:margin-bottom="0.282cm" loext:contextual-spacing="false" fo:line-height="115%" fo:text-align="start" style:justify-single-word="false" fo:orphans="2" fo:widows="2" style:vertical-align="auto"/>
      <style:text-properties style:font-name="Aptos" fo:font-family="Aptos" style:font-family-generic="roman" style:font-pitch="variable" fo:font-size="12pt" fo:language="en" fo:country="GB" style:letter-kerning="true" style:font-name-asian="Aptos1" style:font-family-asian="Aptos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06T02:08:58.504000000</meta:creation-date>
    <dc:date>2025-01-06T02:20:42.829000000</dc:date>
    <meta:editing-duration>PT11M46S</meta:editing-duration>
    <meta:editing-cycles>2</meta:editing-cycles>
    <meta:generator>Trio_Office/6.2.8.2$Windows_x86 LibreOffice_project/</meta:generator>
    <meta:document-statistic meta:table-count="0" meta:image-count="0" meta:object-count="0" meta:page-count="15" meta:paragraph-count="234" meta:word-count="3250" meta:character-count="22297" meta:non-whitespace-character-count="19371"/>
  </office:meta>
</office:document-meta>
</file>